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0b58" officeooo:paragraph-rsid="00060b58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60b58" officeooo:paragraph-rsid="00060b58" style:font-weight-asian="bold" style:font-weight-complex="bold"/>
    </style:style>
    <style:style style:name="P3" style:family="paragraph" style:parent-style-name="Standard">
      <style:text-properties style:font-name="Arial" fo:font-weight="bold" officeooo:rsid="000611e3" officeooo:paragraph-rsid="000611e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611e3" officeooo:paragraph-rsid="000611e3" style:font-weight-asian="bold" style:font-weight-complex="bold"/>
    </style:style>
    <style:style style:name="P5" style:family="paragraph" style:parent-style-name="Standard">
      <style:text-properties style:font-name="Arial" fo:font-weight="bold" officeooo:rsid="0006ef89" officeooo:paragraph-rsid="0006ef89" style:font-weight-asian="bold" style:font-weight-complex="bold"/>
    </style:style>
    <style:style style:name="P6" style:family="paragraph" style:parent-style-name="Standard">
      <style:text-properties style:font-name="Arial" fo:font-weight="bold" officeooo:rsid="0006ef89" officeooo:paragraph-rsid="00171a66" style:font-weight-asian="bold" style:font-weight-complex="bold"/>
    </style:style>
    <style:style style:name="P7" style:family="paragraph" style:parent-style-name="Standard">
      <style:text-properties style:font-name="Arial" fo:font-weight="bold" officeooo:rsid="00072d50" officeooo:paragraph-rsid="00072d50" style:font-weight-asian="bold" style:font-weight-complex="bold"/>
    </style:style>
    <style:style style:name="P8" style:family="paragraph" style:parent-style-name="Standard">
      <style:text-properties style:font-name="Arial" fo:font-weight="bold" officeooo:rsid="000f9f7c" officeooo:paragraph-rsid="000f9f7c" style:font-weight-asian="bold" style:font-weight-complex="bold"/>
    </style:style>
    <style:style style:name="P9" style:family="paragraph" style:parent-style-name="Standard">
      <style:text-properties style:font-name="Arial" fo:font-weight="bold" officeooo:rsid="0008c365" officeooo:paragraph-rsid="0006ef89" style:font-weight-asian="bold" style:font-weight-complex="bold"/>
    </style:style>
    <style:style style:name="P10" style:family="paragraph" style:parent-style-name="Standard">
      <style:text-properties style:font-name="Arial" fo:font-weight="bold" officeooo:rsid="00166355" officeooo:paragraph-rsid="0019049c" style:font-weight-asian="bold" style:font-weight-complex="bold"/>
    </style:style>
    <style:style style:name="P11" style:family="paragraph" style:parent-style-name="Standard">
      <style:text-properties style:font-name="Arial" fo:font-weight="bold" officeooo:rsid="00229203" officeooo:paragraph-rsid="00229203" style:font-weight-asian="bold" style:font-weight-complex="bold"/>
    </style:style>
    <style:style style:name="P12" style:family="paragraph" style:parent-style-name="Standard">
      <style:text-properties style:font-name="Arial" fo:font-weight="bold" officeooo:rsid="0023b7ab" officeooo:paragraph-rsid="0023b7a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8pt" fo:font-weight="bold" officeooo:rsid="00060b58" officeooo:paragraph-rsid="00060b58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Arial" officeooo:rsid="000611e3" officeooo:paragraph-rsid="000611e3"/>
    </style:style>
    <style:style style:name="P15" style:family="paragraph" style:parent-style-name="Standard">
      <style:text-properties style:font-name="Arial" officeooo:rsid="0006ef89" officeooo:paragraph-rsid="0006ef89"/>
    </style:style>
    <style:style style:name="P16" style:family="paragraph" style:parent-style-name="Standard">
      <style:text-properties style:font-name="Arial" officeooo:rsid="0006ef89" officeooo:paragraph-rsid="000f9f7c"/>
    </style:style>
    <style:style style:name="P17" style:family="paragraph" style:parent-style-name="Standard">
      <style:text-properties style:font-name="Arial" officeooo:rsid="0006ef89" officeooo:paragraph-rsid="0013f176"/>
    </style:style>
    <style:style style:name="P18" style:family="paragraph" style:parent-style-name="Standard">
      <style:text-properties style:font-name="Arial" officeooo:rsid="0006ef89" officeooo:paragraph-rsid="00171a66"/>
    </style:style>
    <style:style style:name="P19" style:family="paragraph" style:parent-style-name="Standard">
      <style:text-properties style:font-name="Arial" officeooo:rsid="00072d50" officeooo:paragraph-rsid="00072d50"/>
    </style:style>
    <style:style style:name="P20" style:family="paragraph" style:parent-style-name="Standard">
      <style:text-properties style:font-name="Arial" officeooo:rsid="0008c365" officeooo:paragraph-rsid="0008c365"/>
    </style:style>
    <style:style style:name="P21" style:family="paragraph" style:parent-style-name="Standard">
      <style:text-properties style:font-name="Arial" officeooo:rsid="0009b421" officeooo:paragraph-rsid="0009b421"/>
    </style:style>
    <style:style style:name="P22" style:family="paragraph" style:parent-style-name="Standard">
      <style:text-properties style:font-name="Arial" officeooo:rsid="0009e02c" officeooo:paragraph-rsid="0019049c"/>
    </style:style>
    <style:style style:name="P23" style:family="paragraph" style:parent-style-name="Standard">
      <style:text-properties style:font-name="Arial" officeooo:rsid="000b7bf9" officeooo:paragraph-rsid="0019049c"/>
    </style:style>
    <style:style style:name="P24" style:family="paragraph" style:parent-style-name="Standard">
      <style:text-properties style:font-name="Arial" officeooo:rsid="000c74c4" officeooo:paragraph-rsid="00229203"/>
    </style:style>
    <style:style style:name="P25" style:family="paragraph" style:parent-style-name="Standard">
      <style:text-properties style:font-name="Arial" officeooo:rsid="000f9f7c" officeooo:paragraph-rsid="000f9f7c"/>
    </style:style>
    <style:style style:name="P26" style:family="paragraph" style:parent-style-name="Standard">
      <style:text-properties style:font-name="Arial" officeooo:rsid="000d40c1" officeooo:paragraph-rsid="000fc210"/>
    </style:style>
    <style:style style:name="P27" style:family="paragraph" style:parent-style-name="Standard">
      <style:text-properties style:font-name="Arial" officeooo:rsid="0008c365" officeooo:paragraph-rsid="0019049c" fo:background-color="#ffff6d"/>
    </style:style>
    <style:style style:name="P28" style:family="paragraph" style:parent-style-name="Standard">
      <style:text-properties style:font-name="Arial" officeooo:rsid="0013f176" officeooo:paragraph-rsid="0013f176"/>
    </style:style>
    <style:style style:name="P29" style:family="paragraph" style:parent-style-name="Standard">
      <style:text-properties style:font-name="Arial" officeooo:rsid="00183957" officeooo:paragraph-rsid="0019049c"/>
    </style:style>
    <style:style style:name="P30" style:family="paragraph" style:parent-style-name="Standard">
      <style:text-properties style:font-name="Arial" officeooo:rsid="001485f4" officeooo:paragraph-rsid="0019049c"/>
    </style:style>
    <style:style style:name="P31" style:family="paragraph" style:parent-style-name="Standard">
      <style:text-properties style:font-name="Arial" officeooo:rsid="001485f4" officeooo:paragraph-rsid="0022814f"/>
    </style:style>
    <style:style style:name="P32" style:family="paragraph" style:parent-style-name="Standard">
      <style:text-properties style:font-name="Arial" officeooo:rsid="0015f9aa" officeooo:paragraph-rsid="0019049c"/>
    </style:style>
    <style:style style:name="P33" style:family="paragraph" style:parent-style-name="Standard">
      <style:text-properties style:font-name="Arial" officeooo:rsid="00166355" officeooo:paragraph-rsid="0019049c"/>
    </style:style>
    <style:style style:name="P34" style:family="paragraph" style:parent-style-name="Standard">
      <style:text-properties style:font-name="Arial" officeooo:rsid="0019049c" officeooo:paragraph-rsid="0019049c"/>
    </style:style>
    <style:style style:name="P35" style:family="paragraph" style:parent-style-name="Standard">
      <style:text-properties style:font-name="Arial" officeooo:rsid="001efc57" officeooo:paragraph-rsid="001efc57"/>
    </style:style>
    <style:style style:name="P36" style:family="paragraph" style:parent-style-name="Standard">
      <style:text-properties style:font-name="Arial" officeooo:rsid="001f069a" officeooo:paragraph-rsid="001f069a"/>
    </style:style>
    <style:style style:name="P37" style:family="paragraph" style:parent-style-name="Standard">
      <style:text-properties style:font-name="Arial" officeooo:rsid="0020888a" officeooo:paragraph-rsid="0020888a"/>
    </style:style>
    <style:style style:name="P38" style:family="paragraph" style:parent-style-name="Standard">
      <style:text-properties style:font-name="Arial" officeooo:rsid="0022814f" officeooo:paragraph-rsid="0022814f"/>
    </style:style>
    <style:style style:name="P39" style:family="paragraph" style:parent-style-name="Standard">
      <style:text-properties style:font-name="Arial" officeooo:rsid="0020888a" officeooo:paragraph-rsid="0020888a" fo:background-color="#ff6d6d"/>
    </style:style>
    <style:style style:name="P40" style:family="paragraph" style:parent-style-name="Standard">
      <style:text-properties style:font-name="Arial" officeooo:rsid="0022814f" officeooo:paragraph-rsid="0022814f" fo:background-color="#ff6d6d"/>
    </style:style>
    <style:style style:name="P41" style:family="paragraph" style:parent-style-name="Standard">
      <style:text-properties style:font-name="Arial" officeooo:rsid="0020888a" officeooo:paragraph-rsid="0020888a" fo:background-color="#ffff00"/>
    </style:style>
    <style:style style:name="P42" style:family="paragraph" style:parent-style-name="Standard">
      <style:text-properties style:font-name="Arial" officeooo:rsid="0020888a" officeooo:paragraph-rsid="00254f42" fo:background-color="#ffff00"/>
    </style:style>
    <style:style style:name="P43" style:family="paragraph" style:parent-style-name="Standard">
      <style:text-properties style:font-name="Arial" officeooo:rsid="0009e02c" officeooo:paragraph-rsid="0019049c" fo:background-color="#ffff00"/>
    </style:style>
    <style:style style:name="P44" style:family="paragraph" style:parent-style-name="Standard">
      <style:text-properties style:font-name="Arial" officeooo:rsid="0022814f" officeooo:paragraph-rsid="0022814f" fo:background-color="#ffff00"/>
    </style:style>
    <style:style style:name="P45" style:family="paragraph" style:parent-style-name="Standard">
      <style:text-properties style:font-name="Arial" officeooo:rsid="0008c365" officeooo:paragraph-rsid="00229203" fo:background-color="#ffff00"/>
    </style:style>
    <style:style style:name="P46" style:family="paragraph" style:parent-style-name="Standard">
      <style:text-properties style:font-name="Arial" officeooo:rsid="00254f42" officeooo:paragraph-rsid="00254f42" fo:background-color="#ffff00"/>
    </style:style>
    <style:style style:name="P47" style:family="paragraph" style:parent-style-name="Standard">
      <style:text-properties style:font-name="Arial" officeooo:rsid="00229203" officeooo:paragraph-rsid="00229203"/>
    </style:style>
    <style:style style:name="P48" style:family="paragraph" style:parent-style-name="Standard">
      <style:text-properties style:font-name="Arial" officeooo:rsid="0023b7ab" officeooo:paragraph-rsid="0023b7ab"/>
    </style:style>
    <style:style style:name="P49" style:family="paragraph" style:parent-style-name="Standard">
      <style:text-properties style:font-name="Arial" officeooo:rsid="00254f42" officeooo:paragraph-rsid="00254f42"/>
    </style:style>
    <style:style style:name="P50" style:family="paragraph" style:parent-style-name="Standard">
      <style:text-properties style:font-name="Arial" officeooo:rsid="0026bc4f" officeooo:paragraph-rsid="0026bc4f"/>
    </style:style>
    <style:style style:name="P51" style:family="paragraph" style:parent-style-name="Standard">
      <style:text-properties style:font-name="Arial" fo:font-size="10pt" officeooo:rsid="00254f42" officeooo:paragraph-rsid="00254f42" fo:background-color="#77bc65" style:font-size-asian="10pt" style:font-size-complex="10pt"/>
    </style:style>
    <style:style style:name="P52" style:family="paragraph" style:parent-style-name="Standard">
      <style:paragraph-properties fo:break-before="page"/>
      <style:text-properties style:font-name="Arial" fo:font-weight="bold" officeooo:rsid="0008c365" officeooo:paragraph-rsid="0008c365" style:font-weight-asian="bold" style:font-weight-complex="bold"/>
    </style:style>
    <style:style style:name="P53" style:family="paragraph" style:parent-style-name="Standard">
      <style:paragraph-properties fo:break-before="page"/>
      <style:text-properties style:font-name="Arial" fo:font-weight="bold" officeooo:rsid="0009e02c" officeooo:paragraph-rsid="0019049c" style:font-weight-asian="bold" style:font-weight-complex="bold"/>
    </style:style>
    <style:style style:name="P54" style:family="paragraph" style:parent-style-name="Standard">
      <style:paragraph-properties fo:break-before="page"/>
      <style:text-properties style:font-name="Arial" fo:font-weight="bold" officeooo:rsid="0014180a" officeooo:paragraph-rsid="0019049c" style:font-weight-asian="bold" style:font-weight-complex="bold"/>
    </style:style>
    <style:style style:name="P55" style:family="paragraph" style:parent-style-name="Standard">
      <style:paragraph-properties fo:break-before="page"/>
      <style:text-properties style:font-name="Arial" fo:font-weight="bold" officeooo:rsid="0015f9aa" officeooo:paragraph-rsid="0019049c" style:font-weight-asian="bold" style:font-weight-complex="bold"/>
    </style:style>
    <style:style style:name="P56" style:family="paragraph" style:parent-style-name="Standard">
      <style:paragraph-properties fo:break-before="page"/>
      <style:text-properties style:font-name="Arial" officeooo:rsid="000b7bf9" officeooo:paragraph-rsid="0019049c"/>
    </style:style>
    <style:style style:name="P57" style:family="paragraph" style:parent-style-name="Standard">
      <style:text-properties style:font-name="Arial" officeooo:rsid="001485f4" officeooo:paragraph-rsid="0019049c"/>
    </style:style>
    <style:style style:name="P58" style:family="paragraph" style:parent-style-name="Standard">
      <style:text-properties style:font-name="Arial" officeooo:rsid="001485f4" officeooo:paragraph-rsid="0029c9ec" fo:background-color="#77bc65"/>
    </style:style>
    <style:style style:name="P59" style:family="paragraph" style:parent-style-name="Standard">
      <style:text-properties style:font-name="Arial" officeooo:rsid="000c74c4" officeooo:paragraph-rsid="0019049c"/>
    </style:style>
    <style:style style:name="P60" style:family="paragraph" style:parent-style-name="Standard">
      <style:text-properties style:font-name="Arial" fo:font-weight="bold" officeooo:rsid="0023b7ab" officeooo:paragraph-rsid="0029d5e4" style:font-weight-asian="bold" style:font-weight-complex="bold"/>
    </style:style>
    <style:style style:name="P61" style:family="paragraph" style:parent-style-name="Standard">
      <style:text-properties style:font-name="Arial" fo:font-weight="bold" officeooo:rsid="00297c5d" officeooo:paragraph-rsid="0029d5e4" style:font-weight-asian="bold" style:font-weight-complex="bold"/>
    </style:style>
    <style:style style:name="P62" style:family="paragraph" style:parent-style-name="Standard">
      <style:text-properties style:font-name="Arial" fo:font-weight="bold" officeooo:rsid="0014180a" officeooo:paragraph-rsid="0019049c" style:font-weight-asian="bold" style:font-weight-complex="bold"/>
    </style:style>
    <style:style style:name="P63" style:family="paragraph" style:parent-style-name="Standard">
      <style:text-properties style:font-name="Arial" fo:font-weight="bold" officeooo:rsid="002ce267" officeooo:paragraph-rsid="002ce267" style:font-weight-asian="bold" style:font-weight-complex="bold"/>
    </style:style>
    <style:style style:name="P64" style:family="paragraph" style:parent-style-name="Standard">
      <style:text-properties style:font-name="Arial" officeooo:rsid="0022fff2" officeooo:paragraph-rsid="0029d5e4"/>
    </style:style>
    <style:style style:name="P65" style:family="paragraph" style:parent-style-name="Standard">
      <style:text-properties style:font-name="Arial" officeooo:rsid="0023b7ab" officeooo:paragraph-rsid="0023b7ab"/>
    </style:style>
    <style:style style:name="P66" style:family="paragraph" style:parent-style-name="Standard">
      <style:text-properties style:font-name="Arial" officeooo:rsid="002c7e45" officeooo:paragraph-rsid="002c8a6b"/>
    </style:style>
    <style:style style:name="P67" style:family="paragraph" style:parent-style-name="Standard">
      <style:text-properties style:font-name="Arial" officeooo:rsid="000c74c4" officeooo:paragraph-rsid="002c8a6b" fo:background-color="#ffffff"/>
    </style:style>
    <style:style style:name="P68" style:family="paragraph" style:parent-style-name="Standard">
      <style:text-properties style:font-name="Arial" officeooo:rsid="000b7bf9" officeooo:paragraph-rsid="0019049c"/>
    </style:style>
    <style:style style:name="P69" style:family="paragraph" style:parent-style-name="Standard">
      <style:text-properties style:font-name="Arial" officeooo:rsid="000b7bf9" officeooo:paragraph-rsid="002ce267"/>
    </style:style>
    <style:style style:name="P70" style:family="paragraph" style:parent-style-name="Standard">
      <style:text-properties style:font-name="Arial" officeooo:rsid="002c85a5" officeooo:paragraph-rsid="002ce267"/>
    </style:style>
    <style:style style:name="P71" style:family="paragraph" style:parent-style-name="Standard">
      <style:text-properties style:font-name="Arial" officeooo:rsid="002cccfd" officeooo:paragraph-rsid="002ce267"/>
    </style:style>
    <style:style style:name="P72" style:family="paragraph" style:parent-style-name="Standard">
      <style:paragraph-properties fo:break-before="page"/>
      <style:text-properties style:font-name="Arial" fo:font-weight="bold" officeooo:rsid="00297c5d" officeooo:paragraph-rsid="0029d5e4" style:font-weight-asian="bold" style:font-weight-complex="bold"/>
    </style:style>
    <style:style style:name="P73" style:family="paragraph">
      <style:paragraph-properties fo:text-align="center"/>
    </style:style>
    <style:style style:name="P74" style:family="paragraph">
      <style:paragraph-properties fo:text-align="center" style:writing-mode="lr-tb"/>
    </style:style>
    <style:style style:name="P75" style:family="paragraph">
      <style:paragraph-properties fo:text-align="end" style:writing-mode="lr-tb"/>
    </style:style>
    <style:style style:name="P76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officeooo:rsid="000611e3"/>
    </style:style>
    <style:style style:name="T2" style:family="text">
      <style:text-properties officeooo:rsid="0006ef89"/>
    </style:style>
    <style:style style:name="T3" style:family="text">
      <style:text-properties officeooo:rsid="00075d9e"/>
    </style:style>
    <style:style style:name="T4" style:family="text">
      <style:text-properties officeooo:rsid="0008c365"/>
    </style:style>
    <style:style style:name="T5" style:family="text">
      <style:text-properties fo:background-color="#ffff6d" loext:char-shading-value="0"/>
    </style:style>
    <style:style style:name="T6" style:family="text">
      <style:text-properties officeooo:rsid="0008c365" fo:background-color="#ffff6d" loext:char-shading-value="0"/>
    </style:style>
    <style:style style:name="T7" style:family="text">
      <style:text-properties officeooo:rsid="0015132e" fo:background-color="#ffff6d" loext:char-shading-value="0"/>
    </style:style>
    <style:style style:name="T8" style:family="text">
      <style:text-properties officeooo:rsid="001efc57" fo:background-color="#ffff6d" loext:char-shading-value="0"/>
    </style:style>
    <style:style style:name="T9" style:family="text">
      <style:text-properties fo:background-color="#ffa6a6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8c365" fo:background-color="#ffff00" loext:char-shading-value="0"/>
    </style:style>
    <style:style style:name="T12" style:family="text">
      <style:text-properties officeooo:rsid="0019049c" fo:background-color="#ffff00" loext:char-shading-value="0"/>
    </style:style>
    <style:style style:name="T13" style:family="text">
      <style:text-properties officeooo:rsid="0028c841" fo:background-color="#ffff00" loext:char-shading-value="0"/>
    </style:style>
    <style:style style:name="T14" style:family="text">
      <style:text-properties officeooo:rsid="000da0bf"/>
    </style:style>
    <style:style style:name="T15" style:family="text">
      <style:text-properties officeooo:rsid="000f9f7c"/>
    </style:style>
    <style:style style:name="T16" style:family="text">
      <style:text-properties officeooo:rsid="000fc210"/>
    </style:style>
    <style:style style:name="T17" style:family="text">
      <style:text-properties officeooo:rsid="00113c1a"/>
    </style:style>
    <style:style style:name="T18" style:family="text">
      <style:text-properties officeooo:rsid="0012c8b1"/>
    </style:style>
    <style:style style:name="T19" style:family="text">
      <style:text-properties officeooo:rsid="0013f176"/>
    </style:style>
    <style:style style:name="T20" style:family="text">
      <style:text-properties officeooo:rsid="0015132e"/>
    </style:style>
    <style:style style:name="T21" style:family="text">
      <style:text-properties officeooo:rsid="0015215e"/>
    </style:style>
    <style:style style:name="T22" style:family="text">
      <style:text-properties officeooo:rsid="00171a66"/>
    </style:style>
    <style:style style:name="T23" style:family="text">
      <style:text-properties officeooo:rsid="00197fa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08c365" fo:background-color="#ffffff" loext:char-shading-value="0"/>
    </style:style>
    <style:style style:name="T26" style:family="text">
      <style:text-properties officeooo:rsid="00277326" fo:background-color="#ffffff" loext:char-shading-value="0"/>
    </style:style>
    <style:style style:name="T27" style:family="text">
      <style:text-properties fo:background-color="#ff6d6d" loext:char-shading-value="0"/>
    </style:style>
    <style:style style:name="T28" style:family="text">
      <style:text-properties officeooo:rsid="00297c5d" fo:background-color="#ff6d6d" loext:char-shading-value="0"/>
    </style:style>
    <style:style style:name="T29" style:family="text">
      <style:text-properties officeooo:rsid="0019049c"/>
    </style:style>
    <style:style style:name="T30" style:family="text">
      <style:text-properties officeooo:rsid="001af249"/>
    </style:style>
    <style:style style:name="T31" style:family="text">
      <style:text-properties officeooo:rsid="001efc57"/>
    </style:style>
    <style:style style:name="T32" style:family="text">
      <style:text-properties officeooo:rsid="001f069a"/>
    </style:style>
    <style:style style:name="T33" style:family="text">
      <style:text-properties officeooo:rsid="0022814f"/>
    </style:style>
    <style:style style:name="T34" style:family="text">
      <style:text-properties officeooo:rsid="00229203"/>
    </style:style>
    <style:style style:name="T35" style:family="text">
      <style:text-properties officeooo:rsid="0022fff2"/>
    </style:style>
    <style:style style:name="T36" style:family="text">
      <style:text-properties officeooo:rsid="0023b7a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3b7ab" style:font-weight-asian="bold" style:font-weight-complex="bold"/>
    </style:style>
    <style:style style:name="T39" style:family="text">
      <style:text-properties officeooo:rsid="00254f42"/>
    </style:style>
    <style:style style:name="T40" style:family="text">
      <style:text-properties officeooo:rsid="0026bc4f"/>
    </style:style>
    <style:style style:name="T41" style:family="text">
      <style:text-properties officeooo:rsid="00277326"/>
    </style:style>
    <style:style style:name="T42" style:family="text">
      <style:text-properties officeooo:rsid="0028c841"/>
    </style:style>
    <style:style style:name="T43" style:family="text">
      <style:text-properties officeooo:rsid="0028f2d5"/>
    </style:style>
    <style:style style:name="T44" style:family="text">
      <style:text-properties officeooo:rsid="0029c9ec"/>
    </style:style>
    <style:style style:name="T45" style:family="text">
      <style:text-properties fo:font-weight="normal" fo:background-color="#ffffff" loext:char-shading-value="0" style:font-weight-asian="normal" style:font-weight-complex="normal"/>
    </style:style>
    <style:style style:name="T46" style:family="text">
      <style:text-properties fo:font-weight="normal" officeooo:rsid="00297c5d" fo:background-color="#ffffff" loext:char-shading-value="0" style:font-weight-asian="normal" style:font-weight-complex="normal"/>
    </style:style>
    <style:style style:name="T47" style:family="text">
      <style:text-properties fo:font-weight="normal" officeooo:rsid="002b99bb" fo:background-color="#ffffff" loext:char-shading-value="0" style:font-weight-asian="normal" style:font-weight-complex="normal"/>
    </style:style>
    <style:style style:name="T48" style:family="text">
      <style:text-properties officeooo:rsid="00297c5d"/>
    </style:style>
    <style:style style:name="T49" style:family="text">
      <style:text-properties officeooo:rsid="0029d5e4"/>
    </style:style>
    <style:style style:name="T50" style:family="text">
      <style:text-properties officeooo:rsid="002b99bb"/>
    </style:style>
    <style:style style:name="T51" style:family="text">
      <style:text-properties officeooo:rsid="002ba058"/>
    </style:style>
    <style:style style:name="T52" style:family="text">
      <style:text-properties officeooo:rsid="002c8a6b"/>
    </style:style>
    <style:style style:name="T53" style:family="text">
      <style:text-properties officeooo:rsid="002ca826"/>
    </style:style>
    <style:style style:name="T54" style:family="text">
      <style:text-properties officeooo:rsid="002cccfd"/>
    </style:style>
    <style:style style:name="T55" style:family="text">
      <style:text-properties officeooo:rsid="002d8331"/>
    </style:style>
    <style:style style:name="T56" style:family="text">
      <style:text-properties fo:font-size="9pt" style:font-size-asian="9pt" style:font-size-complex="9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064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064cm" fo:min-width="4.8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2021 Spring <text:s text:c="2"/>CPSC 2<text:span text:style-name="T17">40-</text:span><text:span text:style-name="T42">5</text:span></text:p>
      <text:p text:style-name="P2"><text:span text:style-name="T1">Take-home </text:span>Test <text:span text:style-name="T1">#</text:span>1: <text:s/><text:span text:style-name="T31">Resistance</text:span></text:p>
      <text:p text:style-name="P4">February 1<text:span text:style-name="T31">8</text:span>, 2021</text:p>
      <text:p text:style-name="P1"/>
      <text:p text:style-name="P3">Basics</text:p>
      <text:p text:style-name="P14"/>
      <text:p text:style-name="P14">This is a programming <text:span text:style-name="T18">test</text:span>. <text:s/><text:span text:style-name="T18">Mak</text:span>e a program that satisfies the specification on th<text:span text:style-name="T19">e following pages</text:span>.</text:p>
      <text:p text:style-name="P14"/>
      <text:p text:style-name="P14">You must do the test without consulting other human persons.</text:p>
      <text:p text:style-name="P14"/>
      <text:p text:style-name="P14">You may use any other resources: including programs you made, programs made by others, <text:span text:style-name="T19">assembly </text:span>books, <text:span text:style-name="T19">or the entire </text:span>Internet. <text:s text:c="2"/>The test is open notes for everything.</text:p>
      <text:p text:style-name="P14"/>
      <text:p text:style-name="P14">The test will be distributed by broadcast email close to <text:span text:style-name="T31">12</text:span>:00m. <text:s/><text:span text:style-name="T22">The test will be sent to your CSUF email address as it appears in the official class roster.</text:span></text:p>
      <text:p text:style-name="P14"/>
      <text:p text:style-name="P14">The take home test is due no later than <text:span text:style-name="T42">4</text:span>:00pm of the same day <text:span text:style-name="T19">(</text:span><text:span text:style-name="T43">4</text:span><text:span text:style-name="T19"> hours </text:span><text:span text:style-name="T29">after the start time</text:span><text:span text:style-name="T19">)</text:span></text:p>
      <text:p text:style-name="P14">We understand you may have other duties during those <text:span text:style-name="T43">4</text:span> hours, but hopefully each student will find at least 2 hours of free time <text:span text:style-name="T30">during</text:span> that period.</text:p>
      <text:p text:style-name="P14"/>
      <text:p text:style-name="P14">Don’t submit anything after <text:span text:style-name="T42">4</text:span>:00<text:span text:style-name="T2">pm</text:span>. <text:s/>This is a timed test. <text:s/><text:span text:style-name="T2">The timing counts.</text:span></text:p>
      <text:p text:style-name="P14"/>
      <text:p text:style-name="P15">It is recommend that you read this test in Libreoffice for Windows or Libreoffice for Mac or Libreoffice for Linux. <text:s/>Then the diagram <text:span text:style-name="T22">in this document</text:span> will appear without distortion.</text:p>
      <text:p text:style-name="P15"/>
      <text:p text:style-name="P15">If you don’t have Libreoffice then Google Docs is a useful substitute.</text:p>
      <text:p text:style-name="P15"/>
      <text:p text:style-name="P15"/>
      <text:p text:style-name="P15"/>
      <text:p text:style-name="P5">The <text:span text:style-name="T22">hello</text:span> policy <text:span text:style-name="T22">[formerly call the blank policy]</text:span></text:p>
      <text:p text:style-name="P15"/>
      <text:p text:style-name="P17">The blank policy is in effect. <text:s/>The blank policy says that if you try very hard to make the program of this test and nothing works, then <text:span text:style-name="T22">make a program that uses assembly to say “Hello Professor” </text:span><text:s/>and nothing more. <text:s/>You will receive 20% of full credit for the <text:span text:style-name="T22">hello</text:span> program. <text:s/><text:span text:style-name="T22">You should k</text:span>now that 20% is like an ‘<text:span text:style-name="T19">D-</text:span>’ grade, but it is better than 0%, which is an ‘F-’ grade.</text:p>
      <text:p text:style-name="P14"/>
      <text:p text:style-name="P28">Programs that crash (seg fault) receive zero points. <text:s/>It is better to apply the <text:span text:style-name="T22">hello</text:span> policy in cases like seg faults.</text:p>
      <text:p text:style-name="P14"/>
      <text:p text:style-name="P14"/>
      <text:p text:style-name="P14"/>
      <text:p text:style-name="P6">Technical details</text:p>
      <text:p text:style-name="P18"/>
      <text:p text:style-name="P18">The program uses floating point numbers. <text:s/><text:span text:style-name="T19">Do not make new pointers to memory </text:span><text:span text:style-name="T23">in the .bss segment of t</text:span><text:span text:style-name="T19">his program. <text:s/>rsp, rbp, and rip are already enough pointers. <text:s/></text:span><text:span text:style-name="T29">The .bss segment will be empty.</text:span></text:p>
      <text:p text:style-name="P9"/>
      <text:p text:style-name="P52">Requirements regarding comments</text:p>
      <text:p text:style-name="P20"/>
      <text:p text:style-name="P20">On a test with a time limit don’t use valuable minutes writing detailed comments. <text:s/>For <text:span text:style-name="T21">this</text:span> test two comments are required in each file:</text:p>
      <text:p text:style-name="P20"/>
      <text:p text:style-name="P20"><text:tab/><text:span text:style-name="T5">&lt;Your name&gt;</text:span></text:p>
      <text:p text:style-name="P20"><text:tab/><text:span text:style-name="T5">CPSC2</text:span><text:span text:style-name="T7">40-</text:span><text:span text:style-name="T8">1</text:span><text:span text:style-name="T5"> Test 1</text:span></text:p>
      <text:p text:style-name="P20"/>
      <text:p text:style-name="P20">Don’t <text:span text:style-name="T15">keep</text:span> misleading comments that came with some old code you borrowed. <text:s/>Reus<text:span text:style-name="T21">e of</text:span> old code is fine, <text:span text:style-name="T21">but reuse of</text:span> non-applicable comments <text:span text:style-name="T15">costs points</text:span>. <text:s/>It is better to have no comments than wrong comments.</text:p>
      <text:p text:style-name="P20"/>
      <text:p text:style-name="P20"/>
      <text:p text:style-name="P25"/>
      <text:p text:style-name="P8">No zoom during a take-home test.</text:p>
      <text:p text:style-name="P25"/>
      <text:p text:style-name="P25">I suggest you check your university email from time to time during the test. <text:s/>If I have to <text:span text:style-name="T21">communicate with </text:span>everyone for any reason I will send a broadcast email.</text:p>
      <text:p text:style-name="P25"/>
      <text:p text:style-name="P25"/>
      <text:p text:style-name="P16"/>
      <text:p text:style-name="P7">When you finish <text:span text:style-name="T3">the </text:span><text:span text:style-name="T4">program.</text:span></text:p>
      <text:p text:style-name="P19"/>
      <text:p text:style-name="P26">Test it one last time in Linux or Tuffix <text:span text:style-name="T20">or WSL</text:span>. <text:s/>A successful run in Windows does not imply a successful run in the required platform for the course.</text:p>
      <text:p text:style-name="P19"/>
      <text:p text:style-name="P20">Send all the files <text:span text:style-name="T21">(source and bash)</text:span> as attachments to <text:span text:style-name="T9">holliday@fullerton.edu</text:span></text:p>
      <text:p text:style-name="P20">In the subject line put this message: <text:s text:c="2"/><text:span text:style-name="T5">CPSC2</text:span><text:span text:style-name="T7">40-</text:span><text:span text:style-name="T8">1</text:span><text:span text:style-name="T5"> <text:s/>Test 1</text:span></text:p>
      <text:p text:style-name="P20"/>
      <text:p text:style-name="P21">You do not have to write any message in the email.</text:p>
      <text:p text:style-name="P21"/>
      <text:p text:style-name="P21">In fact, <text:s/>if you want to tell me something write it into the main driver file as a comment <text:span text:style-name="T20">at the very of the file – even before the open source license.</text:span> <text:s text:c="2"/>For example, suppose you want to tell me “My program works perfectly except when I input zero.” <text:s text:c="2"/>Don’t put that message in the body of the email, but <text:span text:style-name="T20">put</text:span> it in the driver file <text:span text:style-name="T21">at the first thing I will see when I read your source code.</text:span></text:p>
      <text:p text:style-name="P21"/>
      <text:p text:style-name="P21"/>
      <text:p text:style-name="P63">Is bash file important</text:p>
      <text:p text:style-name="P69"/>
      <text:p text:style-name="P70">The guiding principle for evaluating programs: “It has to run out of the box.”</text:p>
      <text:p text:style-name="P70">The bash file has to be present and i<text:span text:style-name="T54">t has to execute the first time.</text:span></text:p>
      <text:p text:style-name="P71">The current rumor says the bash file is not part of the program is plainly false.</text:p>
      <text:p text:style-name="P71">The program has to execute the first time without user modifications.</text:p>
      <text:p text:style-name="P21"/>
      <text:p text:style-name="P21"/>
      <text:p text:style-name="P21">Continue to the next page</text:p>
      <text:p text:style-name="P53">Specifications</text:p>
      <text:p text:style-name="P22"/>
      <text:p text:style-name="P29">The program must adhere to the following calling diagram.</text:p>
      <text:p text:style-name="P22"/>
      <text:p text:style-name="P22"><draw:custom-shape text:anchor-type="paragraph" draw:z-index="0" draw:name="Shape3" draw:style-name="gr2" draw:text-style-name="P76" svg:width="4.71cm" svg:height="2.065cm" svg:x="6.055cm" svg:y="0.079cm"><text:p text:style-name="P74"><text:span text:style-name="T56"/></text:p><text:p text:style-name="P74"><text:span text:style-name="T56"/></text:p><text:p text:style-name="P74">Electricity</text:p><text:p text:style-name="P75"><text:span text:style-name="T56"/></text:p><text:p text:style-name="P75"><text:span text:style-name="T56">C++ or C <text:s/></text:span>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><draw:custom-shape text:anchor-type="paragraph" draw:z-index="2" draw:name="Shape3_1" draw:style-name="gr2" draw:text-style-name="P76" svg:width="4.71cm" svg:height="2.065cm" svg:x="12.458cm" svg:y="0.079cm"><text:p text:style-name="P74"><text:span text:style-name="T56"/></text:p><text:p text:style-name="P74"><text:span text:style-name="T56"/></text:p><text:p text:style-name="P74">r.sh</text:p><text:p text:style-name="P75"><text:span text:style-name="T56"/></text:p><text:p text:style-name="P75"><text:span text:style-name="T56">Bash <text:s/></text:span></text:p><draw:enhanced-geometry svg:viewBox="0 0 21600 21600" draw:type="rectangle" draw:enhanced-path="M 0 0 L 21600 0 21600 21600 0 21600 0 0 Z N"/></draw:custom-shape></text:p>
      <text:p text:style-name="P22"><draw:line text:anchor-type="paragraph" draw:z-index="3" draw:name="Shape4" draw:style-name="gr1" draw:text-style-name="P73" svg:x1="8.595cm" svg:y1="0.196cm" svg:x2="8.595cm" svg:y2="1.545cm"><text:p/></draw:line></text:p>
      <text:p text:style-name="P22"/>
      <text:p text:style-name="P22"/>
      <text:p text:style-name="P22"><draw:custom-shape text:anchor-type="paragraph" draw:z-index="1" draw:name="Shape3_0" draw:style-name="gr3" draw:text-style-name="P76" svg:width="4.896cm" svg:height="2.065cm" svg:x="6.029cm" svg:y="0.085cm"><text:p text:style-name="P74"><text:span text:style-name="T56"/></text:p><text:p text:style-name="P74"><text:span text:style-name="T56"/></text:p><text:p text:style-name="P74">Resistance</text:p><text:p text:style-name="P75"><text:span text:style-name="T56"/></text:p><text:p text:style-name="P75"><text:span text:style-name="T56">X86 <text:s/></text:span>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35">When electricity passes through a device it pushes against ‘resistance’, which is measured in ohms. <text:s text:c="2"/>Ohms is abbreviated by upper case omega: Ω. <text:s text:c="3"/>Ω <text:span text:style-name="T32">is the unit of measure – not the number itself.</text:span></text:p>
      <text:p text:style-name="P22"/>
      <text:p text:style-name="P35">In a<text:span text:style-name="T32">n electrical circuit the resistance number represented by an upper case R.</text:span></text:p>
      <text:p text:style-name="P22"/>
      <text:p text:style-name="P36">Suppose there <text:span text:style-name="T39">four</text:span> small circuits each with resistance R1, R2, <text:span text:style-name="T39">R3, and R4.</text:span> <text:s/>Suppose these circuits are combined into a larger parallel circuit with its own resistance R, <text:span text:style-name="T33">sometimes called “total resistance”.</text:span></text:p>
      <text:p text:style-name="P22"/>
      <text:p text:style-name="P35">In the 19<text:span text:style-name="T39">th</text:span> century a scientist George Ohm <text:span text:style-name="T32">discovered the equation connecting </text:span><text:span text:style-name="T39">all the resistance numbers</text:span><text:span text:style-name="T32">, namely:</text:span></text:p>
      <text:p text:style-name="P35"/>
      <text:p text:style-name="P35"><text:tab/><text:tab/><draw:frame draw:style-name="fr1" draw:name="Object2" text:anchor-type="as-char" svg:y="-0.619cm" svg:width="3.66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2"/>
      <text:p text:style-name="P36">Make a hybrid assembly program that inputs R1, <text:span text:style-name="T39">R2, R3, R4</text:span>, and then outputs R.</text:p>
      <text:p text:style-name="P22"/>
      <text:p text:style-name="P37">The module called Resistance in the calling diagram returns R to the module called Electricity.</text:p>
      <text:p text:style-name="P22"/>
      <text:p text:style-name="P62"/>
      <text:p text:style-name="P54">Sample dialog between software and human user</text:p>
      <text:p text:style-name="P22"/>
      <text:p text:style-name="P39">Welcome to the Electric Resistance Calculator programmed by <text:span text:style-name="T39">Stoke</text:span><text:span text:style-name="T41">s</text:span><text:span text:style-name="T39"> Theorem</text:span></text:p>
      <text:p text:style-name="P22"/>
      <text:p text:style-name="P41">Please enter the resistance numbers of the two subcircuits separated by ws and press enter.</text:p>
      <text:p text:style-name="P41">4.375</text:p>
      <text:p text:style-name="P41">2.9672</text:p>
      <text:p text:style-name="P46">1.75</text:p>
      <text:p text:style-name="P41"/>
      <text:p text:style-name="P42">These resistances were received: 4.3749999996 Ω, <text:s/>2.967200000085 Ω, <text:s/><text:span text:style-name="T39">1.75000 </text:span>Ω</text:p>
      <text:p text:style-name="P43"/>
      <text:p text:style-name="P41">The resistance of the entire circuit is <text:span text:style-name="T33">1.768066794 Ω</text:span></text:p>
      <text:p text:style-name="P41"/>
      <text:p text:style-name="P44">The total resistance will be returned to the caller module.</text:p>
      <text:p text:style-name="P38"/>
      <text:p text:style-name="P40">The Electricity module received this number <text:s/>1.768066794 and will keep it.</text:p>
      <text:p text:style-name="P40"/>
      <text:p text:style-name="P40">Have a very nice evening. <text:s/>Electricity will now return 0 to the operating system. <text:s/>Bye.</text:p>
      <text:p text:style-name="P31"/>
      <text:p text:style-name="P31"/>
      <text:p text:style-name="P30"/>
      <text:p text:style-name="P30">Color codes</text:p>
      <text:p text:style-name="P30"/>
      <text:p text:style-name="P30"><text:span text:style-name="T10">Yellow</text:span>: <text:s/>Dialog with the <text:span text:style-name="T44">resistance</text:span> module</text:p>
      <text:p text:style-name="P30"/>
      <text:p text:style-name="P30"><text:span text:style-name="T27">Pink</text:span>: <text:s text:c="3"/>Dialog with the main driver.</text:p>
      <text:p text:style-name="P30"/>
      <text:p text:style-name="P58">Green: <text:s text:c="3"/>Information about math</text:p>
      <text:p text:style-name="P22"/>
      <text:p text:style-name="P23"/>
      <text:p text:style-name="P51">Note: <text:s/>The total resistance number shown in the dialog above <text:span text:style-name="T41">may not be</text:span> mathematically correct.</text:p>
      <text:p text:style-name="P23"/>
      <text:p text:style-name="P23"/>
      <text:p text:style-name="P34">Replace the <text:span text:style-name="T34">other </text:span><text:span text:style-name="T41">programmer’s</text:span> name with you own name.</text:p>
      <text:p text:style-name="P34"/>
      <text:p text:style-name="P34"/>
      <text:p text:style-name="P30"/>
      <text:p text:style-name="P30"/>
      <text:p text:style-name="P55">Input data validation</text:p>
      <text:p text:style-name="P32"/>
      <text:p text:style-name="P32">There is none. <text:s/>We assume the user inputs all values correctly. <text:s/><text:span text:style-name="T36">We assume all inputs are correctly formed positive floating-point doubles. <text:s/>We assume 0.0 is not one of the inputs.</text:span></text:p>
      <text:p text:style-name="P32"/>
      <text:p text:style-name="P32"/>
      <text:p text:style-name="P32"><text:span text:style-name="T37">Test case </text:span><text:span text:style-name="T38">1</text:span></text:p>
      <text:p text:style-name="P32"/>
      <text:p text:style-name="P32">To check the accuracy of your computations try these inputs</text:p>
      <text:p text:style-name="P32"/>
      <text:p text:style-name="P32">First <text:span text:style-name="T34">resistance</text:span> <text:s text:c="2"/><text:span text:style-name="T34">2.5</text:span></text:p>
      <text:p text:style-name="P32">Second <text:span text:style-name="T34">resistance <text:s text:c="2"/>4.5</text:span></text:p>
      <text:p text:style-name="P49">Third resistance <text:s text:c="2"/>3.0</text:p>
      <text:p text:style-name="P32">The <text:span text:style-name="T34">total resistance will be </text:span><text:span text:style-name="T52">1.046511871</text:span></text:p>
      <text:p text:style-name="P32"/>
      <text:p text:style-name="P32"/>
      <text:p text:style-name="P12">Test case 2</text:p>
      <text:p text:style-name="P48"/>
      <text:p text:style-name="P48">First resistance: 10.5</text:p>
      <text:p text:style-name="P48">Second resistance: <text:s/>20.5</text:p>
      <text:p text:style-name="P50">Third resistance: <text:s/>12.6</text:p>
      <text:p text:style-name="P48">The total resistance will be <text:span text:style-name="T53">4.47660314</text:span></text:p>
      <text:p text:style-name="P69"/>
      <text:p text:style-name="P23"/>
      <text:p text:style-name="P11">What about comments?</text:p>
      <text:p text:style-name="P47"/>
      <text:p text:style-name="P47">A program created for <text:span text:style-name="T44">a </text:span>test does not have to reach the <text:span text:style-name="T35">Professional </text:span>standard <text:span text:style-name="T35">required for homework. <text:s/>In a test the standard is the “Academic standard”.</text:span></text:p>
      <text:p text:style-name="P48"/>
      <text:p text:style-name="P48"><text:span text:style-name="T49">T</text:span>he Academic standard <text:span text:style-name="T49">says</text:span> you may omit all comments except <text:span text:style-name="T51">identifying comments.</text:span></text:p>
      <text:p text:style-name="P66">[In the case of assembly you need block comments.]</text:p>
      <text:p text:style-name="P48"/>
      <text:p text:style-name="P48"/>
      <text:p text:style-name="P48"/>
      <text:p text:style-name="P48"/>
      <text:p text:style-name="P48">Common sense addon: <text:s/>If you finish the program before the due time, then take a few minutes to make the source files look cosmetically nice/presentable/professional. </text:p>
      <text:p text:style-name="P56"/>
      <text:p text:style-name="P10">When you are finished</text:p>
      <text:p text:style-name="P33"/>
      <text:p text:style-name="P33">Check that the file names are correct: <text:span text:style-name="T44">(</text:span><text:span text:style-name="T34">electricity</text:span>.c or <text:span text:style-name="T34">electricity</text:span>.cpp<text:span text:style-name="T44">)</text:span>, <text:span text:style-name="T34">resistance</text:span>.asm, and r.sh.</text:p>
      <text:p text:style-name="P33"/>
      <text:p text:style-name="P24">Send the 3 files to <text:span text:style-name="T10">holliday@fullerton.edu</text:span> as attachments with subject line:</text:p>
      <text:p text:style-name="P45"/>
      <text:p text:style-name="P24"><text:span text:style-name="T25"><text:tab/><text:tab/></text:span><text:span text:style-name="T11">CPSC2</text:span><text:span text:style-name="T12">40-</text:span><text:span text:style-name="T13">5</text:span><text:span text:style-name="T11"> <text:s/>Test 1</text:span><text:span text:style-name="T6">.</text:span></text:p>
      <text:p text:style-name="P27"/>
      <text:p text:style-name="P27"/>
      <text:p text:style-name="P67"><text:span text:style-name="T4">T</text:span>here is no need to write an email message. <text:s/><text:span text:style-name="T52">You may put your name as the message </text:span><text:span text:style-name="T55">area like this: <text:s text:c="3"/></text:span>“<text:span text:style-name="T52">From Stokes Theorem”.</text:span></text:p>
      <text:p text:style-name="P67"/>
      <text:p text:style-name="P67">If you want to send me a message then write it as <text:span text:style-name="T16">a </text:span>comment at the top of the driver file. <text:s/>In this wa<text:span text:style-name="T14">y</text:span> <text:span text:style-name="T29">your special </text:span>message will not become separated from the program.</text:p>
      <text:p text:style-name="P23"/>
      <text:p text:style-name="P23"/>
      <text:p text:style-name="P23"/>
      <text:p text:style-name="P23"/>
      <text:p text:style-name="P59"><text:span text:style-name="T24">Send it before </text:span><text:span text:style-name="T26">4</text:span><text:span text:style-name="T10">:00pm</text:span><text:span text:style-name="T24">.</text:span></text:p>
      <text:p text:style-name="P72"><text:span text:style-name="T24">Appendix regarding the quality of source code: </text:span><text:span text:style-name="T45">read this if time allows</text:span></text:p>
      <text:p text:style-name="P61"><text:span text:style-name="T45"/></text:p>
      <text:p text:style-name="P61"><text:span text:style-name="T45">In class you learn the Professional standard and you apply it in assignments.</text:span></text:p>
      <text:p text:style-name="P61"><text:span text:style-name="T45"/></text:p>
      <text:p text:style-name="P61"><text:span text:style-name="T45">Less rigid is the Academic standard, which applies to software developed under time limits. <text:s/>We use the Academic standard during tests.</text:span></text:p>
      <text:p text:style-name="P61"><text:span text:style-name="T45"/></text:p>
      <text:p text:style-name="P64">The Academic standard does require </text:p>
      <text:p text:style-name="P64"><text:tab/>no crashes (no seg faults)</text:p>
      <text:p text:style-name="P64"><text:tab/>mathematically correct output</text:p>
      <text:p text:style-name="P64"><text:tab/>block structured source code <text:span text:style-name="T48">for </text:span>assembly</text:p>
      <text:p text:style-name="P64"><text:tab/>a short comment statement preceding each block <text:span text:style-name="T48">for assembly</text:span></text:p>
      <text:p text:style-name="P64"><text:tab/><text:span text:style-name="T50">identifying</text:span> comments: programmer name, and “CPSC240-1 Test 1” in every file.</text:p>
      <text:p text:style-name="P64"/>
      <text:p text:style-name="P64">The Academic standard does <text:span text:style-name="T28">not</text:span><text:span text:style-name="T48"> require</text:span></text:p>
      <text:p text:style-name="P64"><text:tab/>open source license</text:p>
      <text:p text:style-name="P64"><text:tab/>statement of purpose, date tested, languages use, <text:span text:style-name="T48">how to compile, etc</text:span></text:p>
      <text:p text:style-name="P64"><text:tab/>line-by-line explanation of what each assembly instruction does.</text:p>
      <text:p text:style-name="P64"/>
      <text:p text:style-name="P60"><text:span text:style-name="T46">T</text:span><text:span text:style-name="T45">he Academic standard </text:span><text:span text:style-name="T46">says</text:span><text:span text:style-name="T45"> you may omit all comments except the </text:span><text:span text:style-name="T47">identifying comme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6:36:27.989809156</meta:creation-date>
    <dc:date>2021-02-18T10:05:45.478422909</dc:date>
    <meta:editing-duration>PT2H36M37S</meta:editing-duration>
    <meta:editing-cycles>26</meta:editing-cycles>
    <meta:generator>LibreOffice/6.4.6.2$Linux_X86_64 LibreOffice_project/40$Build-2</meta:generator>
    <meta:document-statistic meta:table-count="0" meta:image-count="0" meta:object-count="1" meta:page-count="7" meta:paragraph-count="102" meta:word-count="1284" meta:character-count="7595" meta:non-whitespace-character-count="6324"/>
  </office:meta>
</office:document-meta>
</file>

<file path=Object 2/content.xml><?xml version="1.0" encoding="utf-8"?>
<math xmlns="http://www.w3.org/1998/Math/MathML" display="block">
  <semantics>
    <mrow>
      <mfrac>
        <mn>1.0</mn>
        <mi>R</mi>
      </mfrac>
      <mo stretchy="false">=</mo>
      <mrow>
        <mfrac>
          <mn>1.0</mn>
          <mrow>
            <mi>R</mi>
            <mn>1</mn>
          </mrow>
        </mfrac>
        <mo stretchy="false">+</mo>
        <mfrac>
          <mn>1.0</mn>
          <mrow>
            <mi>R</mi>
            <mn>2</mn>
          </mrow>
        </mfrac>
        <mo stretchy="false">+</mo>
        <mfrac>
          <mn>1.0</mn>
          <mrow>
            <mi>R</mi>
            <mn>3</mn>
          </mrow>
        </mfrac>
      </mrow>
    </mrow>
    <annotation encoding="StarMath 5.0">{1.0 over R} = {1.0 over {R1}} + {1.0 over {R2}} + {1.0 over {R3}}</annotation>
  </semantics>
</math>
</file>